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0800000008554793E852BD28E5.png" manifest:media-type="image/png"/>
  <manifest:file-entry manifest:full-path="Pictures/10000000000000080000000875688784BED2226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bitmap" draw:fill-image-name="Large_20_Grid" draw:textarea-horizontal-align="justify" draw:textarea-vertical-align="middle" draw:auto-grow-height="false" fo:min-height="11.95cm" fo:min-width="10.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solid" svg:stroke-width="0.035cm" draw:marker-start-width="0.253cm" draw:marker-end-width="0.253cm" draw:fill="solid" draw:fill-color="#000000" draw:opacity="80%" draw:opacity-name="" draw:textarea-horizontal-align="justify" draw:textarea-vertical-align="middle" draw:auto-grow-height="false" fo:min-height="5.408cm" fo:min-width="5.936cm" fo:padding-top="0.143cm" fo:padding-bottom="0.143cm" fo:padding-left="0.268cm" fo:padding-right="0.268cm"/>
    </style:style>
    <style:style style:name="gr4" style:family="graphic" style:parent-style-name="objectwithoutfill">
      <style:graphic-properties svg:stroke-width="0.106cm" svg:stroke-color="#2a6099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fo:min-height="0.55cm"/>
    </style:style>
    <style:style style:name="gr6" style:family="graphic" style:parent-style-name="standard">
      <style:graphic-properties draw:stroke="none" svg:stroke-color="#000000" draw:fill="none" draw:fill-color="#ffffff" fo:min-height="0.612cm"/>
    </style:style>
    <style:style style:name="gr7" style:family="graphic" style:parent-style-name="objectwithoutfill">
      <style:graphic-properties svg:stroke-width="0.106cm" svg:stroke-color="#ffa6a6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loext:graphic-properties draw:fill="bitmap" draw:fill-image-name="Large_20_Gr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00" draw:opacity="80%"/>
      <style:paragraph-properties fo:text-align="center"/>
    </style:style>
    <style:style style:name="P4" style:family="paragraph">
      <style:text-properties fo:font-weight="bold"/>
    </style:style>
    <style:style style:name="P5" style:family="paragraph">
      <loext:graphic-properties draw:fill="none" draw:fill-color="#ffffff"/>
      <style:text-properties fo:font-weight="bold"/>
    </style:style>
    <style:style style:name="P6" style:family="paragraph">
      <style:paragraph-properties fo:text-align="center"/>
      <style:text-properties fo:font-weight="bold"/>
    </style:style>
    <style:style style:name="P7" style:family="paragraph">
      <loext:graphic-properties draw:fill="none" draw:fill-color="#ffffff"/>
      <style:paragraph-properties fo:text-align="center"/>
      <style:text-properties fo:font-weight="bold"/>
    </style:style>
    <style:style style:name="P8" style:family="paragraph">
      <style:text-properties fo:color="#2a6099" fo:font-weight="bold"/>
    </style:style>
    <style:style style:name="P9" style:family="paragraph">
      <loext:graphic-properties draw:fill="none" draw:fill-color="#ffffff"/>
      <style:text-properties fo:color="#2a6099" fo:font-weight="bold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</style:style>
    <style:style style:name="T1" style:family="text">
      <style:text-properties fo:color="#2a60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1cm" svg:height="12.2cm" svg:x="2.167cm" svg:y="3.20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7cm" svg:y1="9.2cm" svg:x2="13.9cm" svg:y2="9.2cm">
          <text:p/>
        </draw:line>
        <draw:custom-shape draw:style-name="gr3" draw:text-style-name="P3" draw:layer="layout" svg:width="9.1cm" svg:height="8cm" svg:x="3.1cm" svg:y="5.2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2" draw:text-style-name="P2" draw:layer="layout" svg:x1="7.7cm" svg:y1="15.8cm" svg:x2="7.7cm" svg:y2="2.7cm">
          <text:p/>
        </draw:line>
        <draw:line draw:style-name="gr4" draw:text-style-name="P2" draw:layer="layout" svg:x1="7.7cm" svg:y1="9.2cm" svg:x2="9.9cm" svg:y2="5.8cm">
          <text:p/>
        </draw:line>
        <draw:line draw:style-name="gr4" draw:text-style-name="P2" draw:layer="layout" svg:x1="7.674cm" svg:y1="9.226cm" svg:x2="9.8cm" svg:y2="8.5cm">
          <text:p/>
        </draw:line>
        <draw:frame draw:style-name="gr5" draw:text-style-name="P5" draw:layer="layout" svg:width="1cm" svg:height="0.962cm" svg:x="7.234cm" svg:y="1.838cm">
          <draw:text-box>
            <text:p text:style-name="P4">N</text:p>
          </draw:text-box>
        </draw:frame>
        <draw:frame draw:style-name="gr5" draw:text-style-name="P5" draw:layer="layout" svg:width="1cm" svg:height="0.962cm" svg:x="7.3cm" svg:y="15.738cm">
          <draw:text-box>
            <text:p text:style-name="P4">S</text:p>
          </draw:text-box>
        </draw:frame>
        <draw:frame draw:style-name="gr5" draw:text-style-name="P5" draw:layer="layout" svg:width="1cm" svg:height="0.962cm" svg:x="13.8cm" svg:y="8.7cm">
          <draw:text-box>
            <text:p text:style-name="P4">E</text:p>
          </draw:text-box>
        </draw:frame>
        <draw:frame draw:style-name="gr5" draw:text-style-name="P5" draw:layer="layout" svg:width="1cm" svg:height="0.962cm" svg:x="0.8cm" svg:y="8.738cm">
          <draw:text-box>
            <text:p text:style-name="P4">W</text:p>
          </draw:text-box>
        </draw:frame>
        <draw:frame draw:style-name="gr6" draw:text-style-name="P7" draw:layer="layout" svg:width="1.7cm" svg:height="0.962cm" svg:x="2.4cm" svg:y="4.038cm">
          <draw:text-box>
            <text:p text:style-name="P6">NW</text:p>
          </draw:text-box>
        </draw:frame>
        <draw:frame draw:style-name="gr6" draw:text-style-name="P7" draw:layer="layout" svg:width="1.7cm" svg:height="0.962cm" svg:x="11.5cm" svg:y="4.038cm">
          <draw:text-box>
            <text:p text:style-name="P6">NE</text:p>
          </draw:text-box>
        </draw:frame>
        <draw:frame draw:style-name="gr6" draw:text-style-name="P7" draw:layer="layout" svg:width="1.7cm" svg:height="0.962cm" svg:x="11.5cm" svg:y="13.5cm">
          <draw:text-box>
            <text:p text:style-name="P6">SE</text:p>
          </draw:text-box>
        </draw:frame>
        <draw:frame draw:style-name="gr6" draw:text-style-name="P7" draw:layer="layout" svg:width="1.7cm" svg:height="0.962cm" svg:x="2.4cm" svg:y="13.5cm">
          <draw:text-box>
            <text:p text:style-name="P6">SW</text:p>
          </draw:text-box>
        </draw:frame>
        <draw:frame draw:style-name="gr5" draw:text-style-name="P9" draw:layer="layout" svg:width="1cm" svg:height="0.962cm" svg:x="8cm" svg:y="6.638cm">
          <draw:text-box>
            <text:p text:style-name="P8"><text:span text:style-name="T1">R</text:span></text:p>
          </draw:text-box>
        </draw:frame>
        <draw:frame draw:style-name="gr5" draw:text-style-name="P9" draw:layer="layout" svg:width="1cm" svg:height="0.962cm" svg:x="8.2cm" svg:y="8.038cm">
          <draw:text-box>
            <text:p text:style-name="P8"><text:span text:style-name="T1">r</text:span></text:p>
          </draw:text-box>
        </draw:frame>
        <draw:line draw:style-name="gr7" draw:text-style-name="P2" draw:layer="layout" svg:x1="1.9cm" svg:y1="3.3cm" svg:x2="14.2cm" svg:y2="3.3cm">
          <text:p/>
        </draw:line>
        <draw:line draw:style-name="gr7" draw:text-style-name="P2" draw:layer="layout" svg:x1="1.9cm" svg:y1="3.6cm" svg:x2="14.2cm" svg:y2="3.6cm">
          <text:p/>
        </draw:line>
        <draw:line draw:style-name="gr7" draw:text-style-name="P2" draw:layer="layout" svg:x1="1.9cm" svg:y1="3.9cm" svg:x2="14.2cm" svg:y2="3.9cm">
          <text:p/>
        </draw:line>
        <draw:line draw:style-name="gr7" draw:text-style-name="P2" draw:layer="layout" svg:x1="1.9cm" svg:y1="4.2cm" svg:x2="14.2cm" svg:y2="4.2cm">
          <text:p/>
        </draw:line>
        <draw:frame draw:style-name="gr8" draw:text-style-name="P10" draw:layer="layout" svg:width="15.1cm" svg:height="1.1cm" svg:x="0.8cm" svg:y="16.7cm">
          <draw:text-box>
            <text:p>std::vector&lt;GridElement&gt;( <text:s text:c="37"/>)</text:p>
          </draw:text-box>
        </draw:frame>
        <draw:line draw:style-name="gr7" draw:text-style-name="P2" draw:layer="layout" svg:x1="8.6cm" svg:y1="17.2cm" svg:x2="10.7cm" svg:y2="17.2cm">
          <text:p/>
        </draw:line>
        <draw:line draw:style-name="gr7" draw:text-style-name="P2" draw:layer="layout" svg:x1="10.8cm" svg:y1="17.2cm" svg:x2="12.9cm" svg:y2="17.2cm">
          <text:p/>
        </draw:line>
        <draw:line draw:style-name="gr7" draw:text-style-name="P2" draw:layer="layout" svg:x1="13.1cm" svg:y1="17.2cm" svg:x2="15.2cm" svg:y2="17.2cm">
          <text:p/>
        </draw:line>
        <draw:line draw:style-name="gr2" draw:text-style-name="P2" draw:layer="layout" svg:x1="1.5cm" svg:y1="3.1cm" svg:x2="1.5cm" svg:y2="5.7cm">
          <text:p/>
        </draw:line>
        <draw:line draw:style-name="gr2" draw:text-style-name="P2" draw:layer="layout" svg:x1="1.5cm" svg:y1="2.6cm" svg:x2="4.4cm" svg:y2="2.6cm">
          <text:p/>
        </draw:line>
        <draw:frame draw:style-name="gr8" draw:text-style-name="P12" draw:layer="layout" svg:width="12.103cm" svg:height="1.1cm" svg:x="1.596cm" svg:y="1.066cm">
          <draw:text-box>
            <text:p text:style-name="P11">Grid</text:p>
          </draw:text-box>
        </draw:frame>
        <draw:frame draw:style-name="gr8" draw:text-style-name="P12" draw:layer="layout" svg:width="4.2cm" svg:height="1.1cm" svg:x="12cm" svg:y="12.5cm">
          <draw:text-box>
            <text:p text:style-name="P11">GridElement</text:p>
          </draw:text-box>
        </draw:frame>
        <draw:line draw:style-name="gr2" draw:text-style-name="P2" draw:layer="layout" svg:x1="14.1cm" svg:y1="12.5cm" svg:x2="12.1cm" svg:y2="11.1cm">
          <text:p/>
        </draw:line>
        <draw:frame draw:style-name="gr8" draw:text-style-name="P12" draw:layer="layout" svg:width="4.2cm" svg:height="1.1cm" svg:x="10.7cm" svg:y="5.2cm">
          <draw:text-box>
            <text:p text:style-name="P11">RingImage</text:p>
          </draw:text-box>
        </draw:frame>
        <draw:line draw:style-name="gr2" draw:text-style-name="P2" draw:layer="layout" svg:x1="12.6cm" svg:y1="6.1cm" svg:x2="10.6cm" svg:y2="7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0080000000875688784BED22260.png" xlink:type="simple" xlink:show="embed" xlink:actuate="onLoad"/>
    <draw:fill-image draw:name="Large_20_Grid" draw:display-name="Large Grid" xlink:href="Pictures/100000000000000800000008554793E852BD28E5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bitmap" draw:fill-color="#729fcf" draw:fill-image-name="Bitmap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6cm" fo:page-height="1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8T11:39:28.682618197</meta:creation-date>
    <dc:date>2019-11-08T12:13:25.519877453</dc:date>
    <meta:editing-duration>PT12M2S</meta:editing-duration>
    <meta:editing-cycles>6</meta:editing-cycles>
    <meta:generator>LibreOffice/6.1.4.2$Linux_X86_64 LibreOffice_project/10$Build-2</meta:generator>
    <meta:document-statistic meta:object-count="31"/>
  </office:meta>
</office:document-meta>
</file>